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02cm" fo:margin-bottom="0.102cm" fo:text-align="center" style:justify-single-word="false"/>
      <style:text-properties style:font-name="Times New Roman1" fo:language="en" fo:country="PH" fo:font-weight="normal" style:font-weight-asian="normal" style:font-weight-complex="normal"/>
    </style:style>
    <style:style style:name="P2" style:family="paragraph" style:parent-style-name="Text_20_body">
      <style:paragraph-properties fo:margin-top="0.102cm" fo:margin-bottom="0.102cm" fo:line-height="150%" fo:text-align="start" style:justify-single-word="false"/>
      <style:text-properties style:font-name="Times New Roman1" fo:language="en" fo:country="PH" fo:font-weight="normal" style:font-weight-asian="normal" style:font-weight-complex="normal"/>
    </style:style>
    <style:style style:name="P3" style:family="paragraph" style:parent-style-name="Standard">
      <style:paragraph-properties fo:margin-top="0.102cm" fo:margin-bottom="0.102cm"/>
    </style:style>
    <style:style style:name="P4" style:family="paragraph" style:parent-style-name="Standard">
      <style:paragraph-properties fo:margin-top="0.102cm" fo:margin-bottom="0.102cm"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elle Jan C. Bugnot<text:tab/><text:tab/><text:tab/><text:tab/><text:tab/><text:tab/><text:tab/><text:tab/> <text:s text:c="7"/>October 22, 2018</text:p>
      <text:p text:style-name="P3">Progress Report 5</text:p>
      <text:p text:style-name="P3">Groupmates: Nicolo Ramirez and Francis Laboguin</text:p>
      <text:p text:style-name="P4"/>
      <text:p text:style-name="P1">Handwriting Recognition using Neural Network</text:p>
      <text:p text:style-name="P1"/>
      <text:p text:style-name="P2"><text:tab/>This week, our progresses are centered around our individual tasks of slowly creating the structure of our algorithms. As updated during our project meeting, Nicolo and Francis decided to do a pivot on their part of the project due to certain technicalities that they found was difficult to solve given the remaining time frame.</text:p>
      <text:p text:style-name="P2"><text:tab/>This week, my task is to implement the next steps of the neural network learning algorithm. I have previously successfully converted the MNIST dataset into a form that I could easily work on. My goal for the following days is to write the code that will read the data into an array in the code which I can call whener I need to process them. Last project meeting, sir Lui taught me a way of doing so without using the getline() code. That is, using the “&gt;&gt;” function to load each data read into a variable. I am yet to finish the code that can handle this task; as I have not fully committed this weekend into building the system since we were busy on working with our respective thesis presentations. Still, I can consider this a significant enough progress on our part.</text:p>
      <text:p text:style-name="P2"><text:tab/>Having done this, the group is yet to check up and finalize the pivot that we will do for our project. It would be easier, as we believe so, because parts of the new plan has already been accomplished by preceeding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in Bugnot</meta:initial-creator>
    <meta:creation-date>2018-09-23T18:18:46.79</meta:creation-date>
    <dc:date>2018-10-22T13:59:56.45</dc:date>
    <dc:creator>Rein Bugnot</dc:creator>
    <meta:editing-duration>PT2H3M45S</meta:editing-duration>
    <meta:editing-cycles>41</meta:editing-cycles>
    <meta:generator>OpenOffice/4.1.5$Win32 OpenOffice.org_project/415m1$Build-9789</meta:generator>
    <meta:document-statistic meta:table-count="0" meta:image-count="0" meta:object-count="0" meta:page-count="1" meta:paragraph-count="7" meta:word-count="260" meta:character-count="1486"/>
  </office:meta>
</office:document-meta>
</file>